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/>
    <style:font-face style:name="Ubuntu Mono" svg:font-family="'Ubuntu Mono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sole">
      <style:text-properties fo:font-style="italic" officeooo:rsid="0149b3b3" officeooo:paragraph-rsid="0149b3b3" style:font-style-asian="italic" style:font-style-complex="italic"/>
    </style:style>
    <style:style style:name="P2" style:family="paragraph" style:parent-style-name="_33_._20_Level_20_Indent-first_20_line_20_-_3e_">
      <style:text-properties officeooo:rsid="014687e2" officeooo:paragraph-rsid="014687e2"/>
    </style:style>
    <style:style style:name="P3" style:family="paragraph" style:parent-style-name="_33_._20_Level_20_Indent-first_20_line_20_-_3e_">
      <style:text-properties officeooo:rsid="01479ddc" officeooo:paragraph-rsid="01480cfd"/>
    </style:style>
    <style:style style:name="P4" style:family="paragraph" style:parent-style-name="_33_._20_Level_20_Indent-first_20_line_20_-_3e_">
      <style:text-properties officeooo:rsid="01480cfd" officeooo:paragraph-rsid="01480cfd"/>
    </style:style>
    <style:style style:name="P5" style:family="paragraph" style:parent-style-name="_33_._20_Level_20_Indent-first_20_line_20_-_3e_">
      <style:text-properties fo:font-style="normal" officeooo:rsid="014879dd" officeooo:paragraph-rsid="014879dd" style:font-style-asian="normal" style:font-style-complex="normal"/>
    </style:style>
    <style:style style:name="P6" style:family="paragraph" style:parent-style-name="_33_._20_Level_20_Indent-first_20_line_20_-_3e_">
      <style:text-properties fo:font-style="normal" officeooo:rsid="01480cfd" officeooo:paragraph-rsid="01480cfd" style:font-style-asian="normal" style:font-style-complex="normal"/>
    </style:style>
    <style:style style:name="P7" style:family="paragraph" style:parent-style-name="_33_._20_Level_20_Indent-first_20_line_20_-_3e_">
      <style:text-properties officeooo:rsid="014b1e20" officeooo:paragraph-rsid="014b1e20"/>
    </style:style>
    <style:style style:name="P8" style:family="paragraph" style:parent-style-name="_33_._20_Level_20_Indent-first_20_line_20_-_3e_">
      <style:text-properties officeooo:rsid="014c4b98" officeooo:paragraph-rsid="014c4b98"/>
    </style:style>
    <style:style style:name="P9" style:family="paragraph" style:parent-style-name="_33_._20_Level_20_Indent-first_20_line_20_-_3e_">
      <style:text-properties officeooo:rsid="014d10d4" officeooo:paragraph-rsid="014d10d4"/>
    </style:style>
    <style:style style:name="P10" style:family="paragraph" style:parent-style-name="_33_._20_Level_20_Indent-first_20_line_20_-_3e_">
      <style:text-properties officeooo:rsid="014e5bb1" officeooo:paragraph-rsid="014e5bb1"/>
    </style:style>
    <style:style style:name="P11" style:family="paragraph" style:parent-style-name="_33_._20_Level_20_Indent-first_20_line_20_-_3e_">
      <style:text-properties officeooo:rsid="0155215e" officeooo:paragraph-rsid="0155215e"/>
    </style:style>
    <style:style style:name="P12" style:family="paragraph" style:parent-style-name="_32_._20_Level_20_Indent-first_20_line_20_-_3e_">
      <style:text-properties officeooo:rsid="01456473" officeooo:paragraph-rsid="01456473"/>
    </style:style>
    <style:style style:name="P13" style:family="paragraph" style:parent-style-name="_32_._20_Level_20_Indent-first_20_line_20_-_3e_">
      <style:text-properties officeooo:rsid="0145c7fe" officeooo:paragraph-rsid="0145c7fe"/>
    </style:style>
    <style:style style:name="P14" style:family="paragraph" style:parent-style-name="_32_._20_Level_20_Indent-first_20_line_20_-_3e_">
      <style:text-properties officeooo:rsid="0154500f" officeooo:paragraph-rsid="0154500f"/>
    </style:style>
    <style:style style:name="P15" style:family="paragraph" style:parent-style-name="_32_._20_Level_20_Indent-first_20_line_20_-_3e_">
      <style:text-properties officeooo:rsid="014687e2" officeooo:paragraph-rsid="014687e2"/>
    </style:style>
    <style:style style:name="P16" style:family="paragraph" style:parent-style-name="_32_._20_Level_20_Indent-first_20_line_20_-_3e_">
      <style:text-properties fo:font-size="12pt" officeooo:rsid="0139c191" officeooo:paragraph-rsid="0139c191" style:font-size-asian="12pt" style:font-size-complex="12pt"/>
    </style:style>
    <style:style style:name="P17" style:family="paragraph" style:parent-style-name="_31_._20_Level_20_Indent-first_20_line_20_-_3e_">
      <style:text-properties fo:font-size="12pt" fo:font-weight="normal" officeooo:rsid="00a27140" officeooo:paragraph-rsid="014b021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officeooo:paragraph-rsid="015a52e8"/>
    </style:style>
    <style:style style:name="P19" style:family="paragraph" style:parent-style-name="Standard" style:list-style-name="">
      <style:paragraph-properties fo:margin-left="-0.0201in" fo:margin-right="0in" fo:text-align="justify" style:justify-single-word="false" fo:text-indent="0.1819in" style:auto-text-indent="false">
        <style:tab-stops/>
      </style:paragraph-properties>
      <style:text-properties officeooo:paragraph-rsid="015a7aab"/>
    </style:style>
    <style:style style:name="P20" style:family="paragraph" style:parent-style-name="_32_._20_Level_20_Indent-first_20_line_20_-_3e_">
      <style:text-properties officeooo:rsid="0139c191"/>
    </style:style>
    <style:style style:name="P21" style:family="paragraph" style:parent-style-name="_32_._20_Level_20_Indent-first_20_line_20_-_3e_">
      <style:text-properties officeooo:rsid="0139c191" officeooo:paragraph-rsid="015a7aab"/>
    </style:style>
    <style:style style:name="P22" style:family="paragraph" style:parent-style-name="_32_._20_Level_20_Indent-first_20_line_20_-_3e_">
      <style:text-properties officeooo:paragraph-rsid="0139c191"/>
    </style:style>
    <style:style style:name="P23" style:family="paragraph" style:parent-style-name="_32_._20_Level_20_Indent-first_20_line_20_-_3e_">
      <style:text-properties officeooo:paragraph-rsid="015a52e8"/>
    </style:style>
    <style:style style:name="P24" style:family="paragraph" style:parent-style-name="_32_._20_Level_20_Indent-first_20_line_20_-_3e_">
      <style:text-properties officeooo:paragraph-rsid="015c06c1"/>
    </style:style>
    <style:style style:name="P25" style:family="paragraph" style:parent-style-name="_32_._20_Level_20_Indent-first_20_line_20_-_3e_">
      <style:text-properties officeooo:rsid="013eb074" officeooo:paragraph-rsid="013eb074"/>
    </style:style>
    <style:style style:name="P26" style:family="paragraph" style:parent-style-name="_32_._20_Level_20_Indent-first_20_line_20_-_3e_">
      <style:text-properties officeooo:paragraph-rsid="015f8104"/>
    </style:style>
    <style:style style:name="P27" style:family="paragraph" style:parent-style-name="_32_._20_Level_20_Indent-first_20_line_20_-_3e_">
      <style:text-properties fo:font-style="italic" officeooo:rsid="0142210a" officeooo:paragraph-rsid="0142210a" style:font-style-asian="italic" style:font-style-complex="italic"/>
    </style:style>
    <style:style style:name="P28" style:family="paragraph" style:parent-style-name="_32_._20_Level_20_Indent-first_20_line_20_-_3e_">
      <style:text-properties fo:font-style="italic" officeooo:rsid="00e2db9c" officeooo:paragraph-rsid="01664f92" style:font-style-asian="italic" style:font-style-complex="italic"/>
    </style:style>
    <style:style style:name="P29" style:family="paragraph" style:parent-style-name="_32_._20_Level_20_Indent-first_20_line_20_-_3e_">
      <style:text-properties fo:font-style="italic" officeooo:rsid="014879dd" officeooo:paragraph-rsid="01664f92" style:font-style-asian="italic" style:font-style-complex="italic"/>
    </style:style>
    <style:style style:name="P30" style:family="paragraph" style:parent-style-name="_32_._20_Level_20_Indent-first_20_line_20_-_3e_">
      <style:text-properties officeooo:paragraph-rsid="0143bbf3"/>
    </style:style>
    <style:style style:name="P31" style:family="paragraph" style:parent-style-name="_32_._20_Level_20_Indent-first_20_line_20_-_3e_">
      <style:text-properties officeooo:rsid="01456473" officeooo:paragraph-rsid="01456473"/>
    </style:style>
    <style:style style:name="P32" style:family="paragraph" style:parent-style-name="_32_._20_Level_20_Indent-first_20_line_20_-_3e_">
      <style:text-properties officeooo:rsid="0145c7fe" officeooo:paragraph-rsid="0145c7fe"/>
    </style:style>
    <style:style style:name="P33" style:family="paragraph" style:parent-style-name="_32_._20_Level_20_Indent-first_20_line_20_-_3e_">
      <style:text-properties officeooo:rsid="0145c7fe" officeooo:paragraph-rsid="015f8104"/>
    </style:style>
    <style:style style:name="P34" style:family="paragraph" style:parent-style-name="_32_._20_Level_20_Indent-first_20_line_20_-_3e_">
      <style:text-properties officeooo:paragraph-rsid="01607cb5"/>
    </style:style>
    <style:style style:name="P35" style:family="paragraph" style:parent-style-name="_32_._20_Level_20_Indent-first_20_line_20_-_3e_">
      <style:text-properties officeooo:rsid="0154500f" officeooo:paragraph-rsid="0154500f"/>
    </style:style>
    <style:style style:name="P36" style:family="paragraph" style:parent-style-name="_32_._20_Level_20_Indent-first_20_line_20_-_3e_">
      <style:text-properties officeooo:rsid="0154500f" officeooo:paragraph-rsid="0163b994"/>
    </style:style>
    <style:style style:name="P37" style:family="paragraph" style:parent-style-name="_32_._20_Level_20_Indent-first_20_line_20_-_3e_">
      <style:text-properties style:font-name="Ubuntu1" fo:font-size="12pt" officeooo:rsid="0155215e" officeooo:paragraph-rsid="01646277" style:font-size-asian="12pt" style:font-size-complex="12pt"/>
    </style:style>
    <style:style style:name="P38" style:family="paragraph" style:parent-style-name="_32_._20_Level_20_Indent-first_20_line_20_-_3e_">
      <style:text-properties style:font-name="Ubuntu1" fo:font-size="12pt" fo:font-weight="bold" officeooo:rsid="015302ed" officeooo:paragraph-rsid="01646277" style:font-size-asian="12pt" style:font-weight-asian="bold" style:font-size-complex="12pt" style:font-weight-complex="bold"/>
    </style:style>
    <style:style style:name="P39" style:family="paragraph" style:parent-style-name="_32_._20_Level_20_Indent-first_20_line_20_-_3e_">
      <style:text-properties officeooo:paragraph-rsid="01646277"/>
    </style:style>
    <style:style style:name="P40" style:family="paragraph" style:parent-style-name="_32_._20_Level_20_Indent-first_20_line_20_-_3e_">
      <style:text-properties fo:font-weight="bold" officeooo:rsid="01480cfd" officeooo:paragraph-rsid="01664f92" style:font-weight-asian="bold" style:font-weight-complex="bold"/>
    </style:style>
    <style:style style:name="P41" style:family="paragraph" style:parent-style-name="_32_._20_Level_20_Indent-first_20_line_20_-_3e_">
      <style:text-properties officeooo:rsid="0151537d" officeooo:paragraph-rsid="01646277"/>
    </style:style>
    <style:style style:name="P42" style:family="paragraph" style:parent-style-name="_32_._20_Level_20_Indent-first_20_line_20_-_3e_">
      <style:text-properties officeooo:rsid="014d10d4" officeooo:paragraph-rsid="0164b2e0"/>
    </style:style>
    <style:style style:name="P43" style:family="paragraph" style:parent-style-name="_32_._20_Level_20_Indent-first_20_line_20_-_3e_">
      <style:text-properties officeooo:rsid="014c4b98" officeooo:paragraph-rsid="0164b2e0"/>
    </style:style>
    <style:style style:name="P44" style:family="paragraph" style:parent-style-name="_32_._20_Level_20_Indent-first_20_line_20_-_3e_">
      <style:text-properties officeooo:rsid="014b1e20" officeooo:paragraph-rsid="0164b2e0"/>
    </style:style>
    <style:style style:name="P45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paragraph-rsid="015a1163"/>
    </style:style>
    <style:style style:name="P46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paragraph-rsid="015a52e8"/>
    </style:style>
    <style:style style:name="P47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paragraph-rsid="015a52e8"/>
    </style:style>
    <style:style style:name="P48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paragraph-rsid="015a52e8"/>
    </style:style>
    <style:style style:name="P49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paragraph-rsid="015a52e8"/>
    </style:style>
    <style:style style:name="P50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paragraph-rsid="015a7aab"/>
    </style:style>
    <style:style style:name="P51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paragraph-rsid="015a7aab"/>
    </style:style>
    <style:style style:name="P52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fo:font-style="normal" officeooo:rsid="00f0af5f" officeooo:paragraph-rsid="015d7e31" style:font-style-asian="normal" style:font-style-complex="normal"/>
    </style:style>
    <style:style style:name="P53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fo:font-style="normal" officeooo:rsid="00f0af5f" officeooo:paragraph-rsid="015e43d1" style:font-style-asian="normal" style:font-style-complex="normal"/>
    </style:style>
    <style:style style:name="P54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142210a" officeooo:paragraph-rsid="015f8104"/>
    </style:style>
    <style:style style:name="P55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fo:background-color="transparent" style:shadow="none">
        <style:tab-stops/>
      </style:paragraph-properties>
      <style:text-properties officeooo:rsid="01400224" officeooo:paragraph-rsid="015f8104"/>
    </style:style>
    <style:style style:name="P56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paragraph-rsid="015c06c1"/>
    </style:style>
    <style:style style:name="P57" style:family="paragraph" style:parent-style-name="_31_._20_Level_20_Indent-first_20_line_20_-_3e_">
      <style:text-properties fo:font-size="12pt" fo:font-weight="normal" officeooo:rsid="00a27140" officeooo:paragraph-rsid="014b1e20" style:font-size-asian="12pt" style:font-weight-asian="normal" style:font-size-complex="12pt" style:font-weight-complex="normal"/>
    </style:style>
    <style:style style:name="P58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11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52e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f810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5c06c1" officeooo:paragraph-rsid="01607cb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3b99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4627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4b2e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64f9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1163" fo:background-color="transparent" style:font-size-asian="12pt" style:font-weight-asian="bold" style:font-size-complex="12pt" style:font-weight-complex="bold"/>
    </style:style>
    <style:style style:name="P67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52e8" fo:background-color="transparent" style:font-size-asian="12pt" style:font-weight-asian="bold" style:font-size-complex="12pt" style:font-weight-complex="bold"/>
    </style:style>
    <style:style style:name="P68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c06c1" fo:background-color="transparent" style:font-size-asian="12pt" style:font-weight-asian="bold" style:font-size-complex="12pt" style:font-weight-complex="bold"/>
    </style:style>
    <style:style style:name="P69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f8104" fo:background-color="transparent" style:font-size-asian="12pt" style:font-weight-asian="bold" style:font-size-complex="12pt" style:font-weight-complex="bold"/>
    </style:style>
    <style:style style:name="P70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3b994" officeooo:paragraph-rsid="0163b994" fo:background-color="transparent" style:font-size-asian="12pt" style:font-weight-asian="bold" style:font-size-complex="12pt" style:font-weight-complex="bold"/>
    </style:style>
    <style:style style:name="P71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3b994" officeooo:paragraph-rsid="01646277" fo:background-color="transparent" style:font-size-asian="12pt" style:font-weight-asian="bold" style:font-size-complex="12pt" style:font-weight-complex="bold"/>
    </style:style>
    <style:style style:name="P72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4b2e0" officeooo:paragraph-rsid="0164b2e0" fo:background-color="transparent" style:font-size-asian="12pt" style:font-weight-asian="bold" style:font-size-complex="12pt" style:font-weight-complex="bold"/>
    </style:style>
    <style:style style:name="P73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4b2e0" officeooo:paragraph-rsid="01664f92" fo:background-color="transparent" style:font-size-asian="12pt" style:font-weight-asian="bold" style:font-size-complex="12pt" style:font-weight-complex="bold"/>
    </style:style>
    <style:style style:name="P74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11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1163" fo:background-color="transparent" style:font-size-asian="12pt" style:font-weight-asian="bold" style:font-size-complex="12pt" style:font-weight-complex="bold"/>
    </style:style>
    <style:style style:name="P76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52e8" fo:background-color="transparent" style:font-size-asian="12pt" style:font-weight-asian="bold" style:font-size-complex="12pt" style:font-weight-complex="bold"/>
    </style:style>
    <style:style style:name="P77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52e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52e8" fo:background-color="transparent" style:font-size-asian="12pt" style:font-weight-asian="bold" style:font-size-complex="12pt" style:font-weight-complex="bold"/>
    </style:style>
    <style:style style:name="P79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52e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52e8" fo:background-color="transparent" style:font-size-asian="12pt" style:font-weight-asian="bold" style:font-size-complex="12pt" style:font-weight-complex="bold"/>
    </style:style>
    <style:style style:name="P81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52e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52e8" fo:background-color="transparent" style:font-size-asian="12pt" style:font-weight-asian="bold" style:font-size-complex="12pt" style:font-weight-complex="bold"/>
    </style:style>
    <style:style style:name="P83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52e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52e8" fo:background-color="transparent" style:font-size-asian="12pt" style:font-weight-asian="bold" style:font-size-complex="12pt" style:font-weight-complex="bold"/>
    </style:style>
    <style:style style:name="P85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52e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7aab" fo:background-color="transparent" style:font-size-asian="12pt" style:font-weight-asian="bold" style:font-size-complex="12pt" style:font-weight-complex="bold"/>
    </style:style>
    <style:style style:name="P87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7aa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7aab" fo:background-color="transparent" style:font-size-asian="12pt" style:font-weight-asian="bold" style:font-size-complex="12pt" style:font-weight-complex="bold"/>
    </style:style>
    <style:style style:name="P89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7aa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a7aab" fo:background-color="transparent" style:font-size-asian="12pt" style:font-weight-asian="bold" style:font-size-complex="12pt" style:font-weight-complex="bold"/>
    </style:style>
    <style:style style:name="P91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a7aa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5c06c1" officeooo:paragraph-rsid="015c06c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fo:color="#000000" style:font-name="Ubuntu Mono" fo:font-size="10pt" fo:font-style="normal" style:text-underline-style="none" fo:font-weight="normal" officeooo:rsid="015c06c1" officeooo:paragraph-rsid="01607cb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officeooo:rsid="015c06c1" officeooo:paragraph-rsid="015c06c1"/>
    </style:style>
    <style:style style:name="P95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officeooo:rsid="015c06c1" officeooo:paragraph-rsid="01607cb5"/>
    </style:style>
    <style:style style:name="P96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officeooo:rsid="015d7e31" officeooo:paragraph-rsid="015d7e31"/>
    </style:style>
    <style:style style:name="P97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officeooo:rsid="015d7e31" officeooo:paragraph-rsid="015e43d1"/>
    </style:style>
    <style:style style:name="P98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style:text-line-through-style="solid" style:text-line-through-type="single" officeooo:rsid="015d7e31" officeooo:paragraph-rsid="015d7e31"/>
    </style:style>
    <style:style style:name="P99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style:text-line-through-style="solid" style:text-line-through-type="single" officeooo:rsid="015d7e31" officeooo:paragraph-rsid="015e43d1"/>
    </style:style>
    <style:style style:name="P100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style:text-line-through-style="solid" style:text-line-through-type="single" officeooo:rsid="015d7e31" officeooo:paragraph-rsid="015f8104"/>
    </style:style>
    <style:style style:name="P101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style:text-line-through-style="none" style:text-line-through-type="none" officeooo:rsid="015d7e31" officeooo:paragraph-rsid="015f8104"/>
    </style:style>
    <style:style style:name="P102" style:family="paragraph" style:parent-style-name="Console">
      <loext:graphic-properties draw:fill="solid" draw:fill-color="#eeeeee"/>
      <style:paragraph-properties fo:margin-top="0in" fo:margin-bottom="0in" loext:contextual-spacing="false" fo:background-color="#eeeeee"/>
      <style:text-properties style:text-line-through-style="none" style:text-line-through-type="none" officeooo:rsid="015f8104" officeooo:paragraph-rsid="015f8104"/>
    </style:style>
    <style:style style:name="P103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c06c1" officeooo:paragraph-rsid="015c06c1" fo:background-color="transparent" style:font-size-asian="12pt" style:font-weight-asian="bold" style:font-size-complex="12pt" style:font-weight-complex="bold"/>
    </style:style>
    <style:style style:name="P104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c06c1" officeooo:paragraph-rsid="015d7e31" fo:background-color="transparent" style:font-size-asian="12pt" style:font-weight-asian="bold" style:font-size-complex="12pt" style:font-weight-complex="bold"/>
    </style:style>
    <style:style style:name="P105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d7e31" fo:background-color="transparent" style:font-size-asian="12pt" style:font-weight-asian="bold" style:font-size-complex="12pt" style:font-weight-complex="bold"/>
    </style:style>
    <style:style style:name="P106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d7e3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c06c1" officeooo:paragraph-rsid="015e43d1" fo:background-color="transparent" style:font-size-asian="12pt" style:font-weight-asian="bold" style:font-size-complex="12pt" style:font-weight-complex="bold"/>
    </style:style>
    <style:style style:name="P108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e43d1" fo:background-color="transparent" style:font-size-asian="12pt" style:font-weight-asian="bold" style:font-size-complex="12pt" style:font-weight-complex="bold"/>
    </style:style>
    <style:style style:name="P109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e43d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f8104" fo:background-color="transparent" style:font-size-asian="12pt" style:font-weight-asian="bold" style:font-size-complex="12pt" style:font-weight-complex="bold"/>
    </style:style>
    <style:style style:name="P111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f810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2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f8104" fo:background-color="transparent" style:font-size-asian="12pt" style:font-weight-asian="bold" style:font-size-complex="12pt" style:font-weight-complex="bold"/>
    </style:style>
    <style:style style:name="P113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officeooo:rsid="015d7e31" officeooo:paragraph-rsid="015f8104"/>
    </style:style>
    <style:style style:name="P114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f8104" fo:background-color="transparent" style:font-size-asian="12pt" style:font-weight-asian="bold" style:font-size-complex="12pt" style:font-weight-complex="bold"/>
    </style:style>
    <style:style style:name="P115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f810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5f8104" fo:background-color="transparent" style:font-size-asian="12pt" style:font-weight-asian="bold" style:font-size-complex="12pt" style:font-weight-complex="bold"/>
    </style:style>
    <style:style style:name="P117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04131d0" officeooo:paragraph-rsid="015f810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5a1163" officeooo:paragraph-rsid="01607cb5" fo:background-color="transparent" style:font-size-asian="12pt" style:font-weight-asian="bold" style:font-size-complex="12pt" style:font-weight-complex="bold"/>
    </style:style>
    <style:style style:name="P119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3b994" officeooo:paragraph-rsid="0163b994" fo:background-color="transparent" style:font-size-asian="12pt" style:font-weight-asian="bold" style:font-size-complex="12pt" style:font-weight-complex="bold"/>
    </style:style>
    <style:style style:name="P120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3b99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3b994" officeooo:paragraph-rsid="01646277" fo:background-color="transparent" style:font-size-asian="12pt" style:font-weight-asian="bold" style:font-size-complex="12pt" style:font-weight-complex="bold"/>
    </style:style>
    <style:style style:name="P122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4627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3b994" officeooo:paragraph-rsid="01646277" fo:background-color="transparent" style:font-size-asian="12pt" style:font-weight-asian="bold" style:font-size-complex="12pt" style:font-weight-complex="bold"/>
    </style:style>
    <style:style style:name="P124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4627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4b2e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4b2e0" officeooo:paragraph-rsid="0164b2e0" fo:background-color="transparent" style:font-size-asian="12pt" style:font-weight-asian="bold" style:font-size-complex="12pt" style:font-weight-complex="bold"/>
    </style:style>
    <style:style style:name="P127" style:family="paragraph" style:parent-style-name="Console" style:master-page-name="">
      <loext:graphic-properties draw:fill-color="#dddddd"/>
      <style:paragraph-properties fo:margin-top="0in" fo:margin-bottom="0in" loext:contextual-spacing="false" style:page-number="auto"/>
      <style:text-properties fo:font-variant="normal" fo:text-transform="none" fo:color="#333333" style:font-name="Ubuntu1" fo:font-size="12pt" fo:letter-spacing="normal" fo:font-style="normal" fo:font-weight="bold" officeooo:rsid="0164b2e0" officeooo:paragraph-rsid="01664f92" fo:background-color="transparent" style:font-size-asian="12pt" style:font-weight-asian="bold" style:font-size-complex="12pt" style:font-weight-complex="bold"/>
    </style:style>
    <style:style style:name="P128" style:family="paragraph" style:parent-style-name="Console" style:master-page-name="">
      <loext:graphic-properties draw:fill="solid" draw:fill-color="#eeeeee"/>
      <style:paragraph-properties fo:margin-top="0in" fo:margin-bottom="0in" loext:contextual-spacing="false" style:page-number="auto" fo:background-color="#eeeeee"/>
      <style:text-properties fo:color="#000000" style:font-name="Ubuntu Mono" fo:font-size="10pt" fo:font-style="normal" style:text-underline-style="none" fo:font-weight="normal" officeooo:rsid="0163b994" officeooo:paragraph-rsid="01664f9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Console" style:master-page-name="">
      <loext:graphic-properties draw:fill="solid" draw:fill-color="#dddddd"/>
      <style:paragraph-properties fo:margin-top="0in" fo:margin-bottom="0in" loext:contextual-spacing="false" style:page-number="auto" fo:background-color="#dddddd" fo:keep-with-next="always"/>
      <style:text-properties fo:font-variant="normal" fo:text-transform="none" fo:color="#333333" style:font-name="Ubuntu1" fo:font-size="12pt" fo:letter-spacing="normal" fo:font-style="normal" fo:font-weight="bold" officeooo:rsid="01664f92" officeooo:paragraph-rsid="01664f92" fo:background-color="transparent" style:font-size-asian="12pt" style:font-weight-asian="bold" style:font-size-complex="12pt" style:font-weight-complex="bold"/>
    </style:style>
    <style:style style:name="P130" style:family="paragraph" style:parent-style-name="_33_._20_Level_20_Indent-first_20_line_20_-_3e_">
      <style:text-properties officeooo:rsid="0155215e" officeooo:paragraph-rsid="0155215e"/>
    </style:style>
    <style:style style:name="P131" style:family="paragraph" style:parent-style-name="_33_._20_Level_20_Indent-first_20_line_20_-_3e_">
      <style:text-properties officeooo:rsid="015302ed" officeooo:paragraph-rsid="015302ed"/>
    </style:style>
    <style:style style:name="P132" style:family="paragraph" style:parent-style-name="_33_._20_Level_20_Indent-first_20_line_20_-_3e_">
      <style:text-properties officeooo:paragraph-rsid="0151537d"/>
    </style:style>
    <style:style style:name="P133" style:family="paragraph" style:parent-style-name="_33_._20_Level_20_Indent-first_20_line_20_-_3e_">
      <style:text-properties officeooo:rsid="014d10d4" officeooo:paragraph-rsid="014d10d4"/>
    </style:style>
    <style:style style:name="P134" style:family="paragraph" style:parent-style-name="_33_._20_Level_20_Indent-first_20_line_20_-_3e_">
      <style:text-properties officeooo:rsid="014c4b98" officeooo:paragraph-rsid="014c4b98"/>
    </style:style>
    <style:style style:name="P135" style:family="paragraph" style:parent-style-name="_33_._20_Level_20_Indent-first_20_line_20_-_3e_">
      <style:text-properties officeooo:rsid="014b1e20" officeooo:paragraph-rsid="014b1e20"/>
    </style:style>
    <style:style style:name="P136" style:family="paragraph" style:parent-style-name="_33_._20_Level_20_Indent-first_20_line_20_-_3e_">
      <style:text-properties officeooo:rsid="014687e2" officeooo:paragraph-rsid="014687e2"/>
    </style:style>
    <style:style style:name="P137" style:family="paragraph" style:parent-style-name="_33_._20_Level_20_Indent-first_20_line_20_-_3e_">
      <style:text-properties officeooo:rsid="01480cfd" officeooo:paragraph-rsid="01480cfd"/>
    </style:style>
    <style:style style:name="P138" style:family="paragraph" style:parent-style-name="_33_._20_Level_20_Indent-first_20_line_20_-_3e_">
      <style:text-properties fo:font-style="normal" officeooo:rsid="01480cfd" officeooo:paragraph-rsid="01480cfd" style:font-style-asian="normal" style:font-style-complex="normal"/>
    </style:style>
    <style:style style:name="P139" style:family="paragraph" style:parent-style-name="_33_._20_Level_20_Indent-first_20_line_20_-_3e_">
      <style:text-properties fo:font-style="normal" officeooo:rsid="014879dd" officeooo:paragraph-rsid="014879dd" style:font-style-asian="normal" style:font-style-complex="normal"/>
    </style:style>
    <style:style style:name="P140" style:family="paragraph" style:parent-style-name="_33_._20_Level_20_Indent-first_20_line_20_-_3e_" style:master-page-name="">
      <style:paragraph-properties style:page-number="auto"/>
      <style:text-properties officeooo:rsid="014687e2" officeooo:paragraph-rsid="014687e2"/>
    </style:style>
    <style:style style:name="P141" style:family="paragraph" style:parent-style-name="_32_._20_Level_20_Indent-first_20_line_20__3c_-">
      <style:text-properties officeooo:rsid="013efacc" officeooo:paragraph-rsid="013efacc"/>
    </style:style>
    <style:style style:name="P142" style:family="paragraph" style:parent-style-name="_32_._20_Level_20_Indent-first_20_line_20__3c_-">
      <style:text-properties officeooo:rsid="013efacc" officeooo:paragraph-rsid="015e43d1"/>
    </style:style>
    <style:style style:name="P143" style:family="paragraph" style:parent-style-name="_32_._20_Level_20_Subtitle">
      <style:text-properties officeooo:rsid="013b0d93" officeooo:paragraph-rsid="013b0d93"/>
    </style:style>
    <style:style style:name="P144" style:family="paragraph" style:parent-style-name="_32_._20_Level_20_Subtitle" style:list-style-name="Sajat_20_szamozas">
      <style:text-properties officeooo:rsid="013da735" officeooo:paragraph-rsid="013da735"/>
    </style:style>
    <style:style style:name="P145" style:family="paragraph" style:parent-style-name="Main_20_title" style:master-page-name="Standard">
      <style:paragraph-properties style:page-number="auto"/>
      <style:text-properties officeooo:rsid="0139c191" officeooo:paragraph-rsid="0139c191"/>
    </style:style>
    <style:style style:name="P146" style:family="paragraph" style:parent-style-name="_31_._20_Level_20_Subtitle">
      <style:text-properties officeooo:rsid="0139c191" officeooo:paragraph-rsid="0139c191"/>
    </style:style>
    <style:style style:name="P147" style:family="paragraph" style:parent-style-name="_31_._20_Level_20_Subtitle" style:list-style-name="">
      <style:paragraph-properties fo:text-align="start" style:justify-single-word="false">
        <style:tab-stops/>
      </style:paragraph-properties>
      <style:text-properties officeooo:paragraph-rsid="013b0d93"/>
    </style:style>
    <style:style style:name="P148" style:family="paragraph" style:parent-style-name="_31_._20_Level_20_Subtitle" style:list-style-name="">
      <style:paragraph-properties fo:text-align="start" style:justify-single-word="false" fo:keep-together="always">
        <style:tab-stops/>
      </style:paragraph-properties>
    </style:style>
    <style:style style:name="P149" style:family="paragraph" style:parent-style-name="_31_._20_Level_20_Subtitle" style:list-style-name="">
      <style:paragraph-properties fo:text-align="start" style:justify-single-word="false" fo:keep-together="always">
        <style:tab-stops/>
      </style:paragraph-properties>
      <style:text-properties fo:font-style="italic" officeooo:rsid="014b021a" style:font-style-asian="italic" style:font-style-complex="italic"/>
    </style:style>
    <style:style style:name="P150" style:family="paragraph" style:parent-style-name="_31_._20_Level_20_Subtitle" style:list-style-name="Sajat_20_szamozas">
      <style:text-properties officeooo:rsid="014d10d4" officeooo:paragraph-rsid="014d10d4"/>
    </style:style>
    <style:style style:name="P151" style:family="paragraph" style:parent-style-name="_31_._20_Level_20_Subtitle" style:list-style-name="Sajat_20_szamozas">
      <style:text-properties officeooo:rsid="01536bbb" officeooo:paragraph-rsid="0155741e"/>
    </style:style>
    <style:style style:name="P152" style:family="paragraph" style:parent-style-name="_31_._20_Level_20_Subtitle" style:list-style-name="Sajat_20_szamozas">
      <style:text-properties officeooo:rsid="0154500f" officeooo:paragraph-rsid="0154500f"/>
    </style:style>
    <style:style style:name="P153" style:family="paragraph" style:parent-style-name="_31_._20_Level_20_Subtitle">
      <style:text-properties officeooo:rsid="013b0d93" officeooo:paragraph-rsid="013b0d93"/>
    </style:style>
    <style:style style:name="P154" style:family="paragraph" style:parent-style-name="_31_._20_Level_20_Subtitle">
      <style:paragraph-properties fo:break-before="page"/>
    </style:style>
    <style:style style:name="P155" style:family="paragraph" style:parent-style-name="_31_._20_Level_20_Subtitle">
      <style:paragraph-properties fo:break-before="page"/>
      <style:text-properties officeooo:rsid="01607cb5" officeooo:paragraph-rsid="01607cb5"/>
    </style:style>
    <style:style style:name="P156" style:family="paragraph" style:parent-style-name="_31_._20_Level_20_Subtitle">
      <style:paragraph-properties fo:break-before="page"/>
      <style:text-properties fo:font-style="normal" officeooo:rsid="014b021a" style:font-style-asian="normal" style:font-style-complex="normal"/>
    </style:style>
    <style:style style:name="P157" style:family="paragraph" style:parent-style-name="_33_._20_Level_20_Subtitle" style:list-style-name="Sajat_20_szamozas">
      <style:text-properties officeooo:rsid="013eb074" officeooo:paragraph-rsid="013eb074"/>
    </style:style>
    <style:style style:name="P158" style:family="paragraph" style:parent-style-name="_33_._20_Level_20_Subtitle" style:list-style-name="Sajat_20_szamozas">
      <style:text-properties officeooo:rsid="013efacc" officeooo:paragraph-rsid="013efacc"/>
    </style:style>
    <style:style style:name="T1" style:family="text">
      <style:text-properties officeooo:rsid="014f8f7a"/>
    </style:style>
    <style:style style:name="T2" style:family="text">
      <style:text-properties fo:font-size="12pt" fo:font-style="normal" style:text-underline-style="solid" style:text-underline-width="auto" style:text-underline-color="font-color" fo:font-weight="bold" officeooo:rsid="001dfbe3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officeooo:rsid="015a1163"/>
    </style:style>
    <style:style style:name="T4" style:family="text">
      <style:text-properties officeooo:rsid="0139c191"/>
    </style:style>
    <style:style style:name="T5" style:family="text">
      <style:text-properties officeooo:rsid="015a52e8"/>
    </style:style>
    <style:style style:name="T6" style:family="text">
      <style:text-properties officeooo:rsid="015a7aab"/>
    </style:style>
    <style:style style:name="T7" style:family="text">
      <style:text-properties officeooo:rsid="015c06c1"/>
    </style:style>
    <style:style style:name="T8" style:family="text">
      <style:text-properties fo:color="#000000" style:font-name="Ubuntu Mono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Ubuntu Mono" fo:font-size="10pt" fo:font-style="normal" style:text-underline-style="none" fo:font-weight="normal" officeooo:rsid="015f81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Ubuntu Mono" fo:font-size="10pt" fo:font-style="normal" style:text-underline-style="none" fo:font-weight="bold" officeooo:rsid="015e43d1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style:font-name="Ubuntu Mono" fo:font-size="10pt" fo:font-style="normal" style:text-underline-style="none" fo:font-weight="bold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style:font-name="Ubuntu Mono" fo:font-size="10pt" fo:font-style="normal" style:text-underline-style="none" fo:font-weight="bold" officeooo:rsid="015f8104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15a1163" style:font-weight-asian="bold" style:font-weight-complex="bold"/>
    </style:style>
    <style:style style:name="T15" style:family="text">
      <style:text-properties fo:font-weight="bold" fo:background-color="#fff200" loext:char-shading-value="0" style:font-weight-asian="bold" style:font-weight-complex="bold"/>
    </style:style>
    <style:style style:name="T16" style:family="text">
      <style:text-properties officeooo:rsid="015d7e31"/>
    </style:style>
    <style:style style:name="T17" style:family="text">
      <style:text-properties officeooo:rsid="015f8104"/>
    </style:style>
    <style:style style:name="T18" style:family="text">
      <style:text-properties officeooo:rsid="01607cb5"/>
    </style:style>
    <style:style style:name="T19" style:family="text">
      <style:text-properties officeooo:rsid="01646277"/>
    </style:style>
    <style:style style:name="T20" style:family="text">
      <style:text-properties officeooo:rsid="0151537d"/>
    </style:style>
    <style:style style:name="T21" style:family="text">
      <style:text-properties officeooo:rsid="01664f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5">SSH</text:p>
      <text:p text:style-name="P16">Az SSH egy olyan protokol, mely két gép közötti biztonságos kapcsolatfelvételre dolgoztak ki. Nyilvános kulcsú titkosítást használ. Alapvetően egy távoli gépre való bejelentkezésre használják, de támogatja a tunelinget, tehát tetszőleges TCP protokolok és X11 továbbítására is használható. Alapértelmezésben a 22-porton figyelnek.</text:p>
      <text:list xml:id="list2907401329" text:style-name="Sajat_20_szamozas">
        <text:list-item>
          <text:h text:style-name="P146" text:outline-level="1">Szerver elindítása-leállítása</text:h>
        </text:list-item>
      </text:list>
      <text:p text:style-name="P23"><text:span text:style-name="T4">Szerver státuszának lekérdezése:</text:span></text:p>
      <text:p text:style-name="P67">shell</text:p>
      <text:p text:style-name="P59">$ sudo /etc/init.d/ssh <text:span text:style-name="T5">status</text:span></text:p>
      <text:p text:style-name="P46"><text:span text:style-name="T3">or</text:span></text:p>
      <text:p text:style-name="P67">shell</text:p>
      <text:p text:style-name="P59">$ sudo <text:span text:style-name="T3">service ssh status</text:span></text:p>
      <text:p text:style-name="P46"><text:span text:style-name="T3">or</text:span></text:p>
      <text:p text:style-name="P67">shell</text:p>
      <text:p text:style-name="P59">$ sudo systemctl st<text:span text:style-name="T5">atus</text:span> ssh.service</text:p>
      <text:p text:style-name="P22"><text:span text:style-name="Source_20_Text"><text:span text:style-name="T2"/></text:span></text:p>
      <text:p text:style-name="P22"><text:span text:style-name="T4">Szerver elindítása:</text:span></text:p>
      <text:p text:style-name="P66">shell</text:p>
      <text:p text:style-name="P58">$ sudo /etc/init.d/ssh start</text:p>
      <text:p text:style-name="P45"><text:span text:style-name="T3">or</text:span></text:p>
      <text:p text:style-name="P66">shell</text:p>
      <text:p text:style-name="P58">$ sudo <text:span text:style-name="T3">service ssh start</text:span></text:p>
      <text:p text:style-name="P46"><text:span text:style-name="T3">or</text:span></text:p>
      <text:p text:style-name="P67">shell</text:p>
      <text:p text:style-name="P59">$ sudo systemctl start ssh.service</text:p>
      <text:p text:style-name="P23"><text:span text:style-name="Source_20_Text"><text:span text:style-name="T2"/></text:span></text:p>
      <text:p text:style-name="P23"><text:span text:style-name="T4">Szerver leállítása:</text:span></text:p>
      <text:p text:style-name="P67">shell</text:p>
      <text:p text:style-name="P59">$ sudo /etc/init.d/ssh st<text:span text:style-name="T5">op</text:span></text:p>
      <text:p text:style-name="P46"><text:span text:style-name="T3">or</text:span></text:p>
      <text:p text:style-name="P67">shell</text:p>
      <text:p text:style-name="P59">$ sudo <text:span text:style-name="T3">service ssh stop</text:span></text:p>
      <text:p text:style-name="P46"><text:span text:style-name="T3">or</text:span></text:p>
      <text:p text:style-name="P67">shell</text:p>
      <text:p text:style-name="P59">$ sudo systemctl st<text:span text:style-name="T5">op</text:span> ssh.service</text:p>
      <text:p text:style-name="P20"><text:span text:style-name="Source_20_Text"><text:span text:style-name="T2"/></text:span></text:p>
      <text:p text:style-name="P20">Szerver újraindítása:</text:p>
      <text:p text:style-name="P67">shell</text:p>
      <text:p text:style-name="P59">$ sudo /etc/init.d/ssh <text:span text:style-name="T5">restart</text:span></text:p>
      <text:p text:style-name="P46"><text:span text:style-name="T3">or</text:span></text:p>
      <text:p text:style-name="P67">shell</text:p>
      <text:p text:style-name="P59">$ sudo <text:span text:style-name="T3">service ssh restart</text:span></text:p>
      <text:p text:style-name="P46"><text:span text:style-name="T3">or</text:span></text:p>
      <text:p text:style-name="P67">shell</text:p>
      <text:p text:style-name="P59">$ sudo systemctl <text:span text:style-name="T5">restart</text:span> ssh.service</text:p>
      <text:p text:style-name="P18"/>
      <text:p text:style-name="P21"><text:soft-page-break/><text:span text:style-name="T6">Setting file újraolvasása</text:span>:</text:p>
      <text:p text:style-name="P86">shell</text:p>
      <text:p text:style-name="P87">$ sudo /etc/init.d/ssh <text:span text:style-name="T6">reload</text:span></text:p>
      <text:p text:style-name="P50"><text:span text:style-name="T3">or</text:span></text:p>
      <text:p text:style-name="P86">shell</text:p>
      <text:p text:style-name="P87">$ sudo <text:span text:style-name="T3">service ssh reload</text:span></text:p>
      <text:p text:style-name="P50"><text:span text:style-name="T3">or</text:span></text:p>
      <text:p text:style-name="P86">shell</text:p>
      <text:p text:style-name="P87">$ sudo systemctl <text:span text:style-name="T6">reload</text:span> ssh.service</text:p>
      <text:p text:style-name="P19"/>
      <text:h text:style-name="P147" text:outline-level="1"/>
      <text:list xml:id="list221346409062493" text:continue-numbering="true" text:style-name="Sajat_20_szamozas">
        <text:list-item>
          <text:h text:style-name="P155" text:outline-level="1">File engedélyek</text:h>
        </text:list-item>
      </text:list>
      <text:p text:style-name="P34"><text:span text:style-name="T18">Ha bizonyos configuraciós fájlok túl nyíltak, akkor visszautasításra kerülnek a szerverhez való csatlakozás alkalmával</text:span>.</text:p>
      <text:p text:style-name="P34"/>
      <text:p text:style-name="P118"><text:span text:style-name="T18">Server side: ~/.ssh</text:span></text:p>
      <text:p text:style-name="P61">akoel@akoel-ThinkCentre:~/.ssh$ ls -alrt ./</text:p>
      <text:p text:style-name="P93">total 24</text:p>
      <text:p text:style-name="P93"><text:span text:style-name="T13">-rwxr--r--</text:span> <text:s/>1 akoel akoel <text:s/>405 okt 21 15:31 id_rsa.pub</text:p>
      <text:p text:style-name="P93"><text:span text:style-name="T13">-rwx</text:span><text:span text:style-name="T15">------</text:span> <text:s/>1 akoel akoel 1766 okt 21 15:31 id_rsa</text:p>
      <text:p text:style-name="P93"><text:span text:style-name="T13">-rw-r--r--</text:span> <text:s/>1 akoel akoel <text:s/>813 okt 21 16:27 authorized_keys</text:p>
      <text:p text:style-name="P95"><text:span text:style-name="T8">-rwxrwxrwx <text:s/>1 akoel akoel <text:s/>444 okt 21 20:29 known_hosts</text:span></text:p>
      <text:list xml:id="list221346635133743" text:continue-numbering="true" text:style-name="Sajat_20_szamozas">
        <text:list-item>
          <text:h text:style-name="P153" text:outline-level="1">Bejelentkezés</text:h>
        </text:list-item>
      </text:list>
      <text:p text:style-name="_32_._20_Level_20_Indent-first_20_line_20_-_3e_">Két féle módon történhet az authentikáció egy ssh szerverre való bejelentkezéskor. <text:s/>Az egyik a jelszavas bejelentkezés a másik pedig publikus kulcs alapú.</text:p>
      <text:list xml:id="list221347435542682" text:continue-numbering="true" text:style-name="Sajat_20_szamozas">
        <text:list-item>
          <text:list>
            <text:list-item>
              <text:h text:style-name="P143" text:outline-level="2">Jelszavas bejelentkezés</text:h>
            </text:list-item>
          </text:list>
        </text:list-item>
      </text:list>
      <text:p text:style-name="P24">Ez az alapértelmezet bejelentkezési mód. A szerver oldalon az /etc/ssh/sshd_config fájlban a PasswordAuthentication yes” bejegyzést találjuk.</text:p>
      <text:p text:style-name="P56"/>
      <text:p text:style-name="P68">/<text:span text:style-name="T7">etc/ssh/sshd_config</text:span></text:p>
      <text:p text:style-name="P92">PasswordAuthentication yes</text:p>
      <text:list xml:id="list221345779395045" text:continue-numbering="true" text:style-name="Sajat_20_szamozas">
        <text:list-item>
          <text:list>
            <text:list-item>
              <text:h text:style-name="P144" text:outline-level="2">Bejelentkezés publikus kulccsal</text:h>
            </text:list-item>
          </text:list>
        </text:list-item>
      </text:list>
      <text:p text:style-name="_32_._20_Level_20_Indent-first_20_line_20_-_3e_">Először is le kell gyártanunk a publikus és titkos kulcsot. A kulcsgyártás során két fájl fog létrejönni: ~/.ssh/id_rsa ahol is a privát kulcs tárolódik és a ~/.ssh/id_rsa.pub ahol is a nyilvános kulcs tárolódik. A kulcsgyártás folyamán kérni fog egy “Passphrase”-is. Ha nem adunk meg semmit, akkor az autentikáció jelszó kérés nélkül automatikusan fog végbemenni. Érdemes jelszót megadnunk a biztonság fokozása érdekében.</text:p>
      <text:p text:style-name="_32_._20_Level_20_Indent-first_20_line_20__3c_-">Kulcs gyártás:</text:p>
      <text:p text:style-name="_32_._20_Level_20_Indent-first_20_line_20__3c_-"/>
      <text:p text:style-name="P103">shell</text:p>
      <text:p text:style-name="P94"><text:span text:style-name="T8">$ ssh-keygen -t rsa</text:span></text:p>
      <text:p text:style-name="_32_._20_Level_20_Indent-first_20_line_20_-_3e_"/>
      <text:p text:style-name="_32_._20_Level_20_Indent-first_20_line_20_-_3e_">Innentől egy kicsit bonyolultabb a helyzet. Az az elképzelés, hogy kulcspár publikus felét valamilyen csatornán el kell juttatni a szerver oldalra. Itt az jelenti a problémát, hogy ha a szerver oldalon a Password Authentikáció le van tiltva, akkor a távoli gépről direkt módon természetesen nem tudjuk feltölteni a publikus kulcsunkat (hiszen még csak csatlakozni sem tudunk a távoli géphez). Két esetet tekintünk. Az elsőben a Password Authentikáció már le van tiltva a szerver oldalon, a második esetben pedig engedélyezett.</text:p>
      <text:list xml:id="list221347133220587" text:continue-numbering="true" text:style-name="Sajat_20_szamozas">
        <text:list-item>
          <text:list>
            <text:list-item>
              <text:list>
                <text:list-item>
                  <text:h text:style-name="P157" text:outline-level="3"><text:soft-page-break/>Le van tiltva a Password Authentication</text:h>
                </text:list-item>
              </text:list>
            </text:list-item>
          </text:list>
        </text:list-item>
      </text:list>
      <text:p text:style-name="_32_._20_Level_20_Indent-first_20_line_20_-_3e_">A szerver oldalon <text:span text:style-name="T13">/etc/ssh/sshd_config</text:span> fájlban a “PasswordAuthentication” bejegyzést “no” értékre van állitva.</text:p>
      <text:p text:style-name="P25"/>
      <text:p text:style-name="P104">/<text:span text:style-name="T16">etc/ssh/sshd_config</text:span></text:p>
      <text:p text:style-name="P96"><text:span text:style-name="T8">PasswordAuthentication </text:span><text:span text:style-name="T11">no</text:span></text:p>
      <text:p text:style-name="P98"><text:span text:style-name="T8">RSAAuthentication yes</text:span></text:p>
      <text:p text:style-name="P98"><text:span text:style-name="T8">PubkeyAuthentication yes</text:span></text:p>
      <text:p text:style-name="_32_._20_Level_20_Indent-first_20_line_20__3c_-"/>
      <text:p text:style-name="_32_._20_Level_20_Indent-first_20_line_20__3c_-">A szabály életbe léptetéséhez újra kell olvastatni a szerverrel a konfigurációs fájlt:</text:p>
      <text:p text:style-name="P105">shell</text:p>
      <text:p text:style-name="P106">$ sudo <text:span text:style-name="T3">service ssh restart</text:span></text:p>
      <text:p text:style-name="P52"/>
      <text:p text:style-name="_32_._20_Level_20_Indent-first_20_line_20_-_3e_">Ebben az esetben már nem tudunk belépni jelszavas bejelentkezéssel. Ha mégis megpróbálunk bejelentkezni az SSH szerverre, akkor a “Permission denied (publickey)” hibaüzenetet kapjuk. Most tehát valamilyen módon el kell küldenünk a szerver számára a publikus kulcsunkat: ~/.ssh/id_rsa.pub. A szerver oldalon pedig ennek a fájlnak a tartalmát hozzá kell fűzni a szerver oldali felhasználó (akihez csatlakozni szeretnénk) könyvtárában található .ssh/authorized_keys állományához.</text:p>
      <text:list xml:id="list221346308017490" text:continue-numbering="true" text:style-name="Sajat_20_szamozas">
        <text:list-item>
          <text:list>
            <text:list-item>
              <text:list>
                <text:list-item>
                  <text:h text:style-name="P158" text:outline-level="3">Nincs letiltva a Password Authentication</text:h>
                </text:list-item>
              </text:list>
            </text:list-item>
          </text:list>
        </text:list-item>
      </text:list>
      <text:p text:style-name="_32_._20_Level_20_Indent-first_20_line_20_-_3e_">Meg kell győződni, hogy a szerver oldalon /etc/ssh/sshd_config fájlban a “PasswordAuthentication” bejegyzést “yes” értékre van állitva, valamint, hogy a publikus kulcsú autentikáció engedélyezve van-e.</text:p>
      <text:p text:style-name="P141"/>
      <text:p text:style-name="P107">/<text:span text:style-name="T16">etc/ssh/sshd_config</text:span></text:p>
      <text:p text:style-name="P97"><text:span text:style-name="T8">PasswordAuthentication </text:span><text:span text:style-name="T10">yes</text:span></text:p>
      <text:p text:style-name="P99"><text:span text:style-name="T8">RSAAuthentication yes</text:span></text:p>
      <text:p text:style-name="P99"><text:span text:style-name="T8">PubkeyAuthentication yes</text:span></text:p>
      <text:p text:style-name="P142"/>
      <text:p text:style-name="_32_._20_Level_20_Indent-first_20_line_20_-_3e_">A szabály életbe léptetéséhez újra kell olvastatni a szerverrel a konfigurációs fájlt:</text:p>
      <text:p text:style-name="P108">shell</text:p>
      <text:p text:style-name="P109">$ sudo <text:span text:style-name="T3">service ssh </text:span><text:span text:style-name="T14">reload</text:span></text:p>
      <text:p text:style-name="P53"/>
      <text:p text:style-name="P26">Ennél az esetnél természetesen tudnunk kell a szerver oldali felhasználó -akihez csatlakozni kívánunk- belépési jelszavát, hiszen a nyilvános kulcs átmásolásához Password autentikációt fogunk használni. <text:s/><text:span text:style-name="T17">Ez hozzáadja a publikus kulcsot a felhasználó authorizációs állományához (~/ssh/authorized_keys). </text:span><text:s/>Ha ebben az állományban szerepel a publikus kulcsunk, akkor az SSH szerver tudni fogja, hogy engedélyezheti az SSH-n keresztűli csatlakozást.</text:p>
      <text:p text:style-name="_32_._20_Level_20_Indent-first_20_line_20_-_3e_"/>
      <text:p text:style-name="P69">shell</text:p>
      <text:p text:style-name="P60">$ <text:span text:style-name="T17">ssh-copy-id akoel@192.168.1.1</text:span></text:p>
      <text:p text:style-name="P54"/>
      <text:p text:style-name="_32_._20_Level_20_Indent-first_20_line_20_-_3e_"><text:soft-page-break/>Most hogy már elhelyeztük a nyilvános kulcsunkat a szerveren, megtehetjük, ha akarjuk, hogy a szerver oldalon letiltjuk a Password autentikációt, így ezentúl Csak nyilvános kulcsú autentikációval léphetünk be a szerverre. Ehhez a következő beállításokat kell elvégezni.</text:p>
      <text:p text:style-name="P69">/<text:span text:style-name="T17">etc/ssh/sshd_config</text:span></text:p>
      <text:p text:style-name="P113"><text:span text:style-name="T8">PasswordAuthentication </text:span><text:span text:style-name="T12">no</text:span></text:p>
      <text:p text:style-name="P100"><text:span text:style-name="T8">RSAAuthentication yes</text:span></text:p>
      <text:p text:style-name="P100"><text:span text:style-name="T8">PubkeyAuthentication yes</text:span></text:p>
      <text:p text:style-name="P101"><text:span text:style-name="T9">ChallengeResponseAuthentication no</text:span></text:p>
      <text:p text:style-name="P102"><text:span text:style-name="T9">U</text:span><text:span text:style-name="T8">sePAM no</text:span></text:p>
      <text:p text:style-name="P27"/>
      <text:p text:style-name="P30">A szabály életbe léptetéséhez újra kell olvastatni a szerverrel a konfigurációs fájlt:</text:p>
      <text:p text:style-name="P30"/>
      <text:p text:style-name="P69">shell</text:p>
      <text:p text:style-name="P60">$ sudo <text:span text:style-name="T3">service ssh </text:span><text:span text:style-name="T14">reload</text:span></text:p>
      <text:p text:style-name="P55"/>
      <text:p text:style-name="P12">És most hagyjuk el a szervert. Ezt a lépést akkor is tegyük meg, ha nem tiltottuk le a Password Authentication-t. <text:s/></text:p>
      <text:p text:style-name="P12">Visszatérés a mi gépünkre:</text:p>
      <text:p text:style-name="P12"/>
      <text:p text:style-name="P69">shell</text:p>
      <text:p text:style-name="P60">$ <text:span text:style-name="T17">exit</text:span></text:p>
      <text:p text:style-name="_32_._20_Level_20_Indent-first_20_line_20_-_3e_"/>
      <text:p text:style-name="_32_._20_Level_20_Indent-first_20_line_20_-_3e_">Ebben a pillanatban késszen áll a szerver a publikus kulcsú autentikáció fogadására, a kliens pedig a kezdeményezésére.</text:p>
      <text:p text:style-name="P13">Belépés a távoli gépre anélkül, hogy jelszót adnánk meg az SSH-nak</text:p>
      <text:p text:style-name="P13">Természetesen ha megadtunk Passphrase-t a titkos kulcs hozzáféréshez, akkor az kéri.</text:p>
      <text:p text:style-name="P13"/>
      <text:p text:style-name="P69">shell</text:p>
      <text:p text:style-name="P60">$ <text:span text:style-name="T17">ssh 192.168.1.1</text:span></text:p>
      <text:p text:style-name="P33"/>
      <text:p text:style-name="P15">Bejelentkezéskor először a szerver autentikációja jön létre. Ha a <text:s/>szerver, amihez csatlakozni kívánunk még nem lett autentikálva, vagyis nincs a ~/.ssh/known_hosts fájlban, akkor rákérdez, hogy valóban ehhez a szerverhez szeretnénk-e csatlakozni. Ha később a szerver által küldött azonosító megváltozik, akkor az ssh kliens erre felhívja a figyelmünket.</text:p>
      <text:h text:style-name="P148" text:outline-level="1"/>
      <text:list xml:id="list221347222664336" text:continue-numbering="true" text:style-name="Sajat_20_szamozas">
        <text:list-item>
          <text:h text:style-name="P154" text:outline-level="1">Jelmondat (Passphrase) kezelése</text:h>
        </text:list-item>
      </text:list>
      <text:p text:style-name="P2">Egy kulcspár generálásakor megadhatunk jelmondatot, ami a kulcspárhoz való jutást korlátozza. Ha tehát a kulcspár valamelyik tagjára szükség van az autentikáláshoz, akkor elkéri a jelmondatot. A jelmondatnak az a lényege, hogy jó hosszú lehet, tehát brutforce módszerrel nagyon nehéz visszafejteni. </text:p>
      <text:p text:style-name="P2">Ennek begépelése viszont meglehetősen kényelmetlen, ha sokszor kell megtennünk. Erre lett kitalálva az ssh-agent. Az agent végzi a hitelesítést a privát kulcsok alapján. Az agent-et egy bármilyen programhoz köthetjük. Minden ez alatti programra ő fogja végezni az autentikálást. Praktikusan egy Shell-hez kötjük, így a shellből indított bármilyen alkalmazás (praktikusan egy ssh csatlakozás) már nem tölünk, hanem az agent-től kéri a jelmondatot.</text:p>
      <text:p text:style-name="P2">Elindítunk egy shell-t, amit az agent felügyel:</text:p>
      <text:p text:style-name="P73">shell</text:p>
      <text:p text:style-name="P65">$ ssh-agent $BASH</text:p>
      <text:p text:style-name="P28"/>
      <text:p text:style-name="P140">Az azonosítók (~/.ssh/id_rsa, ~/.ssh/id_dsa, ~/.ssh/id_identity) hozzáadása az agent-hez. A parancs kiadása után elkéri a jelmondatot</text:p>
      <text:p text:style-name="P73">shell</text:p>
      <text:p text:style-name="P65">$ ssh-add</text:p>
      <text:p text:style-name="P28"/>
      <text:p text:style-name="P3">Az ssh-add lépésnél elkéri a jelmondatot, de ettől kezdve, ha szükség van azonosításra, többé nem fog minket megkérdezni. <text:s/></text:p>
      <text:p text:style-name="P3">A példából is látszik, hogy akár az X11-et is elindíthatjuk az agent felügyelete alatt. Ha ezt megtesszük, akkor a grafikus felület bejelentkezésekor egy terminálban kiadott ssh-add paranccsal melyet a jelmondatunk követ, már meg is oldottuk, hogy minden program, amit az X alól indítunk ne tölünk kérje a jelmondatot.</text:p>
      <text:p text:style-name="P4"/>
      <text:p text:style-name="P4">X11 indulását vezérlő állomány módosítása (~/.xinitrc):</text:p>
      <text:p text:style-name="P73">shell</text:p>
      <text:p text:style-name="P65">$ echo exec ssh-agent Xsession &gt; ~/.xinitrc</text:p>
      <text:p text:style-name="P28"/>
      <text:p text:style-name="P4">Az X elindulása után pedig kinyitunk egy terminál ablakot és begépeljük:</text:p>
      <text:p text:style-name="P73">shell</text:p>
      <text:p text:style-name="P65">$ <text:span text:style-name="T21">ssh-add</text:span></text:p>
      <text:p text:style-name="P28"/>
      <text:p text:style-name="P6">A parancs kiadása után elkéri a jelmondatot, de soha többször.</text:p>
      <text:p text:style-name="P6">A jelmondat szükség esetén megváltoztatható:</text:p>
      <text:p text:style-name="P73">shell</text:p>
      <text:p text:style-name="P65">$ <text:span text:style-name="T21">ssh-keygen -p</text:span></text:p>
      <text:p text:style-name="P40"/>
      <text:p text:style-name="P5">A jelmondat megadása után a kliens oldalon a felhasználó könyvtárában az ssh könyvtár alatt known_hosts állományhoz hozzáadódik a szerverre vinatkozó bejegyzés. Például egy ilyen:</text:p>
      <text:p text:style-name="P129"><text:soft-page-break/>client side: ~/.ssh/known_host</text:p>
      <text:p text:style-name="P65">|1|mHV2j9XolyWRZwPH4+TIjlJg6uk=|AaXp2JK78TCqpO2yRO9/RNPvNw8= ecdsa-sha2-nistp256 AAAAE2VjZHNhLXNoYTItbmlzdHAyNTYAAAAI bmlzdHAyNTYAAABBBJZG5chBVki8QaK1PCBHghQhNQg0omUKjsWEoXUxuAmxNw5CdMhsmr24/1l2nqtX9IEdFZ1KU74cG6sg+tSx/2Y=</text:p>
      <text:p text:style-name="P29"/>
      <text:p text:style-name="P5">A probléma ezzel az, hogy a FileZilla nem képes ez alapján authentikálni. Ezért a FileZilla/Krusader használata előtt ki kell törölnünk az adott szerverre vonatkozó sort. A FileZilla autentikációjakor legyártja a régi típusú bejegyzést és legközelebb, már képes lesz authentikálni</text:p>
      <text:p text:style-name="P1">192.168.0.15 ssh-rsa AAAAB3NzaC1yc2EAAAADAQABAAABAQDYZdJXcgmF5S9yTRVPmM0phIY74qAc0WWBLq1ZA9TZlUMW8zvk6GSniiDVLLXrJF5 pOn8FQIoYrWicNolu9B97qpo09d/y2RMe3JtGT46Q6mnHGHJ4AOb+ezxoqEfpu1xBZCKZsqAYveBBJObfcSkQqgUNTcJ/fIpq3dQpDYD97ro1czm223Lu o1EdAoGOJdYtwnvu6JVO525sqIgRzRuZ8x/+QRrktk+HL5PBnIFzMgsaLOrphAr/wGo5RQCKNiHVGqdtroBFhDqlanHYa0Y7RN0g+05e/cB88W4PSc1F0 x587uCQlCklFeF4/3GpNT9XzCh59Pcl+jUJfTueKMjN</text:p>
      <text:h text:style-name="P149" text:outline-level="1"/>
      <text:list xml:id="list221347304523413" text:continue-numbering="true" text:style-name="Sajat_20_szamozas">
        <text:list-item>
          <text:h text:style-name="P156" text:outline-level="1">Tunnelezés</text:h>
        </text:list-item>
      </text:list>
      <text:p text:style-name="P17">Létre hozhatunk egy tunnelt, mellyel egy tetszőleges TCP protokoll adatait titkosíthatjuk. <text:s/></text:p>
      <text:p text:style-name="P17">A következő példában egy telnet kapcsolatot hozunk létre egy biztonságos csatornán. A telnet kapcsolatot a localhost 5023 portjával vesszük fel (192.168.1.1 <text:s/>23 portja helyett). A csatorna át fogja irányítani a kapcsolatot a 192.168.1.1 23-as portjára. </text:p>
      <text:p text:style-name="P57">Tunel létrehozása a telnet kapcsolat felvételéhez:</text:p>
      <text:p text:style-name="P72">shell</text:p>
      <text:p text:style-name="P64">$ ssh -N -f -L 5023:localhost:23 akoel@192.168.1.1</text:p>
      <text:p text:style-name="P44"/>
      <text:p text:style-name="P7">Telnet kapcsolat:</text:p>
      <text:p text:style-name="P72">shell</text:p>
      <text:p text:style-name="P64">$ telnet localhost 5023</text:p>
      <text:p text:style-name="P44"/>
      <text:p text:style-name="P7">Egy távoli számítógépen (192.168.1.1) van a levelező szerver és telepítve van egy SSH szerver is. A helyi számítógépről nem érezzük biztonságosnak a kapcsolatot, ezért a levelek letöltését egy biztonsági csatornán kell végezni.</text:p>
      <text:p text:style-name="P8">Tunel létrehozása a POP3 kapcsolat felvételéhez.:</text:p>
      <text:p text:style-name="P72">shell</text:p>
      <text:p text:style-name="P64">$ ssh -N -f -L 2110:localhost:110 akoel@192.168.1.1</text:p>
      <text:p text:style-name="P43"/>
      <text:p text:style-name="P8">Ezek után állítsuk be a levelező klienst, hogy a POP3 kéréseket a localhost 2110 portjára küldje. Innen pedig már biztonságos módon történik a kommunikáció.</text:p>
      <text:p text:style-name="P9">Egy SMTP szerver elérése biztonságos csatornán:</text:p>
      <text:p text:style-name="P9">Tunel létrehozása a POP3 kapcsolat felvételéhez:</text:p>
      <text:p text:style-name="P72">shell</text:p>
      <text:p text:style-name="P64">$ ssh -N -f -L 2025:localhost:25 akoel@192.168.1.1</text:p>
      <text:p text:style-name="P42"/>
      <text:p text:style-name="P9">Ezek után állítsuk be a levelező klienst, hogy a SMTP kéréseket a localhost 2025 portjára küldje. Innen pedig már biztonságos módon történik a kommunikáció.</text:p>
      <text:list xml:id="list221346963175191" text:continue-numbering="true" text:style-name="Sajat_20_szamozas">
        <text:list-item>
          <text:h text:style-name="P150" text:outline-level="1">Engedélyek</text:h>
        </text:list-item>
      </text:list>
      <text:p text:style-name="P10">Korlátozhatjuk a felhasználók bejelentkezését a /etc/ssh/sshd_config fájl AllowUsers tagjának bejegyzésével. Ebben az esetben a 192.168.1.1 hosztról az akoel nevü felhasználó bejelentkezését engedi meg kizárólag.</text:p>
      <text:p text:style-name="P71">/<text:span text:style-name="T19">etc/ssh/sshd_config</text:span></text:p>
      <text:p text:style-name="P63">AllowUsers akoel@192.168.1.1</text:p>
      <text:p text:style-name="P41"/>
      <text:p text:style-name="P132"><text:span text:style-name="T20">Csak adott felhasználó engedélyezése bármilyen hosztról:</text:span></text:p>
      <text:p text:style-name="P71">/<text:span text:style-name="T19">etc/ssh/sshd_config</text:span></text:p>
      <text:p text:style-name="P63">AllowUsers akoel</text:p>
      <text:p text:style-name="P41"/>
      <text:p text:style-name="P131">Egy sorban több felhasználó is megadható: </text:p>
      <text:p text:style-name="P71">/<text:span text:style-name="T19">etc/ssh/sshd_config</text:span></text:p>
      <text:p text:style-name="P63">AllowUsers akoel@192.168.1.1 admin</text:p>
      <text:p text:style-name="P38"><text:soft-page-break/></text:p>
      <text:list xml:id="list221346269188042" text:continue-numbering="true" text:style-name="Sajat_20_szamozas">
        <text:list-item>
          <text:h text:style-name="P151" text:outline-level="1">Kulcs műveletek</text:h>
        </text:list-item>
      </text:list>
      <text:p text:style-name="P14">Összes kulcs törlése:</text:p>
      <text:p text:style-name="P70">Shell</text:p>
      <text:p text:style-name="P62">$ ssh-add -D</text:p>
      <text:p text:style-name="P14"/>
      <text:p text:style-name="P14">Összes kulcs kilistázása:</text:p>
      <text:p text:style-name="P70">Shell</text:p>
      <text:p text:style-name="P62">$ ssh-add -l</text:p>
      <text:p text:style-name="P36"/>
      <text:p text:style-name="P14">Adott kulcs törlése</text:p>
      <text:p text:style-name="P70">Shell</text:p>
      <text:p text:style-name="P62">$ ssh-add -d key</text:p>
      <text:p text:style-name="P36"/>
      <text:p text:style-name="P14">Kulcs gyártás:</text:p>
      <text:p text:style-name="P70">Shell</text:p>
      <text:p text:style-name="P62">$ ssh-keygen -t rsa</text:p>
      <text:p text:style-name="P36"/>
      <text:p text:style-name="P14">Jelmondat módosítása:</text:p>
      <text:p text:style-name="P70">Shell</text:p>
      <text:p text:style-name="P62">$ ssh-keygen -p</text:p>
      <text:p text:style-name="P36"/>
      <text:list xml:id="list221345705770896" text:continue-numbering="true" text:style-name="Sajat_20_szamozas">
        <text:list-item>
          <text:h text:style-name="P152" text:outline-level="1">Média</text:h>
        </text:list-item>
      </text:list>
      <text:p text:style-name="P11">X11 forwarding</text:p>
      <text:p text:style-name="P11">Kliens gépről indított média lejátszás:</text:p>
      <text:p text:style-name="P71">Shell</text:p>
      <text:p text:style-name="P63">$ ssh -X user@example.org mplayer -cache 8192 –cache-min 10 ~/movie.mp4</text:p>
      <text:p text:style-name="P37"/>
      <text:p text:style-name="P11">A szerveren található média lejátszása a kliens gépen.</text:p>
      <text:p text:style-name="P11">Kliens gépről indított média lejátszás:</text:p>
      <text:p text:style-name="P71">Shell</text:p>
      <text:p text:style-name="P63">$ ssh user@example.org cat ~/movie.mp4 | mplayer -cache 8192 -cache-min 10</text:p>
      <text:p text:style-name="P37"/>
      <text:p text:style-name="P11">Egy másik megoldás, hogy csatoljuk a távoli könyvtárat a kliens valamelyik könyvtárához, és innen játszuk le</text:p>
      <text:p text:style-name="P11">Kliens gépről indított média lejátszás:</text:p>
      <text:p text:style-name="P71">Shell</text:p>
      <text:p text:style-name="P63">$ sshfs user@example.org: ~/remote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/>
    <style:font-face style:name="Ubuntu Mono" svg:font-family="'Ubuntu Mono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/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/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000000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000000"/>
      <style:text-properties fo:color="#ffffff" style:font-name="Ubuntu" fo:font-family="Ubuntu" style:font-style-name="Regular" style:font-pitch="variable" fo:font-weight="bold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/>
      <style:text-properties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10-21T22:12:43.044297816</dc:date>
    <meta:editing-duration>P8DT7H51M55S</meta:editing-duration>
    <meta:editing-cycles>609</meta:editing-cycles>
    <meta:generator>LibreOffice/6.0.6.2$Linux_X86_64 LibreOffice_project/00m0$Build-2</meta:generator>
    <meta:document-statistic meta:table-count="0" meta:image-count="0" meta:object-count="0" meta:page-count="9" meta:paragraph-count="195" meta:word-count="1475" meta:character-count="11258" meta:non-whitespace-character-count="9971"/>
  </office:meta>
</office:document-meta>
</file>